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6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6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5-1</text:p>
          </table:table-cell>
          <table:table-cell table:style-name="ce16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6-1</text:p>
          </table:table-cell>
          <table:table-cell table:style-name="ce1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18" office:value-type="string" calcext:value-type="string">
            <text:p>27-2</text:p>
          </table:table-cell>
          <table:table-cell table:style-name="ce18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18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18" office:value-type="string" calcext:value-type="string">
            <text:p>30-1</text:p>
          </table:table-cell>
          <table:table-cell table:style-name="ce18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18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18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4-18T17:48:38.048610779</dc:date>
    <meta:editing-duration>P1DT16H22M18S</meta:editing-duration>
    <meta:editing-cycles>292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